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outline">
          <draw:text-box>
            <text:list text:style-name="L1">
              <text:list-item>
                <text:p>Some <text:span text:style-name="T1">italic</text:span>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9-24T22:11:46</meta:creation-date>
    <dc:date>2013-09-24T22:12:54</dc:date>
    <dc:creator>Stefan Merten</dc:creator>
    <meta:editing-duration>P0D</meta:editing-duration>
    <meta:editing-cycles>1</meta:editing-cycles>
    <meta:document-statistic meta:object-count="25"/>
    <meta:generator>LibreOffice/3.5$Linux_x86 LibreOffice_project/350m1$Build-2</meta:generator>
  </office:meta>
</office:document-meta>
</file>